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folgskontrolle zu<text:line-break/>Module „zypper“ [SSA 1005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1</text:p>
          </draw:text-box>
        </draw:frame>
        <draw:frame presentation:style-name="pr5" draw:layer="layout" svg:width="25.199cm" svg:height="12.179cm" svg:x="1.4cm" svg:y="4.914cm" presentation:class="outline">
          <draw:text-box>
            <text:p>Welches sind typische Tasks, die mit zypper erledigt werden?</text:p>
            <text:p>A) Dienste starten und stoppen</text:p>
            <text:p>B) Updates verwalten und einspielen</text:p>
            <text:p>C) Pakete installieren und deinstallieren</text:p>
            <text:p>D) Repositories verwalt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>
          <draw:text-box>
            <text:p>Kontrollfrage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Mit welchem Befehl können alle Pakete mit dem <text:s/>Namen „apache2“ gesucht werden?</text:p>
            <text:p>……………………………………..</text:p>
            <text:p/>
            <text:p>Git es eine Abkürzung für diesen Befehl?</text:p>
            <text:p>…………………………………….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>
          <draw:text-box>
            <text:p>Kontrollfrage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Mit welchen Befehlen kann ein Paket installiert werden?</text:p>
            <text:p>A) yzpper in &lt;paket_name&gt;</text:p>
            <text:p>B) zypper rm &lt;paket_name&gt;</text:p>
            <text:p>C) zypper install &lt;paket_name&gt;</text:p>
            <text:p>D) zypper mr &lt;paket_name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4</text:p>
          </draw:text-box>
        </draw:frame>
        <draw:frame presentation:style-name="pr5" draw:layer="layout" svg:width="25.199cm" svg:height="12.179cm" svg:x="1.4cm" svg:y="4.914cm" presentation:class="outline">
          <draw:text-box>
            <text:p>Mit welchem Befehl wird ein neues Repository hinzugefügt?</text:p>
            <text:p>…………………………………….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trollfrage 5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Mit welchem Befehl werden die aktiven Repositores aktualisiert?</text:p>
            <text:p>A) zypper re</text:p>
            <text:p>B) zypper update</text:p>
            <text:p>C) zypper modifyrep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6</text:p>
          </draw:text-box>
        </draw:frame>
        <draw:frame presentation:style-name="pr5" draw:layer="layout" svg:width="25.199cm" svg:height="12.179cm" svg:x="1.4cm" svg:y="4.914cm" presentation:class="outline">
          <draw:text-box>
            <text:p>Mit welchem Befehl werden die verfügbaren Updates angezeigt?</text:p>
            <text:p>…………………………………….. </text:p>
            <text:p/>
            <text:p>Mit welchem Befehl werden die Updates installiert?</text:p>
            <text:p>…………………………………….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3T08:55:12.311489053</dc:date>
    <dc:creator>Philipp Marmet</dc:creator>
    <meta:editing-duration>PT55M38S</meta:editing-duration>
    <meta:editing-cycles>19</meta:editing-cycles>
    <meta:generator>LibreOffice/5.2.0.4$Linux_X86_64 LibreOffice_project/20m0$Build-4</meta:generator>
    <meta:document-statistic meta:object-count="53"/>
    <meta:user-defined meta:name="Modul_Area">SSA</meta:user-defined>
    <meta:user-defined meta:name="Modul_ID">1001</meta:user-defined>
    <meta:user-defined meta:name="Modul_Name">systemd</meta:user-defined>
  </office:meta>
</office:document-meta>
</file>